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" svg:stroke-width="0.081cm" svg:stroke-color="#2e006f" draw:marker-start-width="0.321cm" draw:marker-end-width="0.321cm" draw:fill-color="#ffffff" draw:textarea-horizontal-align="justify" draw:textarea-vertical-align="top" draw:auto-grow-height="false" fo:min-height="9.346cm" fo:min-width="14.332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draw:fill-color="#b7b3ca" draw:textarea-horizontal-align="justify" draw:textarea-vertical-align="middle" draw:auto-grow-height="false" fo:min-height="3.372cm" fo:min-width="4.57cm"/>
      <style:paragraph-properties style:writing-mode="lr-tb"/>
    </style:style>
    <style:style style:name="gr3" style:family="graphic" style:parent-style-name="objectwithoutfill">
      <style:graphic-properties svg:stroke-width="0.106cm" svg:stroke-color="#2e006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7.191cm"/>
      <style:paragraph-properties style:writing-mode="lr-tb"/>
    </style:style>
    <style:style style:name="gr5" style:family="graphic" style:parent-style-name="standard">
      <style:graphic-properties svg:stroke-width="0.028cm" svg:stroke-color="#2e006f" draw:marker-start-width="0.242cm" draw:marker-end-width="0.242cm" draw:fill-color="#a4f7fd" draw:textarea-horizontal-align="justify" draw:textarea-vertical-align="middle" draw:auto-grow-height="false" fo:min-height="3.371cm" fo:min-width="4.571cm" fo:padding-top="0.139cm" fo:padding-bottom="0.139cm" fo:padding-left="0.264cm" fo:padding-right="0.264cm"/>
      <style:paragraph-properties style:writing-mode="lr-tb"/>
    </style:style>
    <style:style style:name="gr6" style:family="graphic" style:parent-style-name="standard">
      <style:graphic-properties svg:stroke-width="0.028cm" svg:stroke-color="#2e006f" draw:marker-start-width="0.242cm" draw:marker-end-width="0.242cm" draw:fill-color="#ecdda4" draw:textarea-horizontal-align="justify" draw:textarea-vertical-align="middle" draw:auto-grow-height="false" fo:min-height="5.895cm" fo:min-width="6.155cm" fo:padding-top="0.139cm" fo:padding-bottom="0.139cm" fo:padding-left="0.264cm" fo:padding-right="0.264cm"/>
      <style:paragraph-properties style:writing-mode="lr-tb"/>
    </style:style>
    <style:style style:name="gr7" style:family="graphic" style:parent-style-name="standard">
      <style:graphic-properties svg:stroke-width="0.028cm" svg:stroke-color="#2e006f" draw:marker-start-width="0.242cm" draw:marker-end-width="0.242cm" draw:fill-color="#a4f7fd" draw:textarea-horizontal-align="justify" draw:textarea-vertical-align="middle" draw:auto-grow-height="false" fo:min-height="3.372cm" fo:min-width="4.57cm" fo:padding-top="0.139cm" fo:padding-bottom="0.139cm" fo:padding-left="0.264cm" fo:padding-right="0.264cm"/>
      <style:paragraph-properties style:writing-mode="lr-tb"/>
    </style:style>
    <style:style style:name="gr8" style:family="graphic" style:parent-style-name="standard">
      <style:graphic-properties svg:stroke-width="0.028cm" svg:stroke-color="#2e006f" draw:marker-start-width="0.242cm" draw:marker-end-width="0.242cm" draw:fill-color="#ecdda4" draw:textarea-horizontal-align="justify" draw:textarea-vertical-align="middle" draw:auto-grow-height="false" fo:min-height="5.893cm" fo:min-width="6.155cm" fo:padding-top="0.139cm" fo:padding-bottom="0.139cm" fo:padding-left="0.264cm" fo:padding-right="0.264cm"/>
      <style:paragraph-properties style:writing-mode="lr-tb"/>
    </style:style>
    <style:style style:name="gr9" style:family="graphic" style:parent-style-name="standard">
      <style:graphic-properties svg:stroke-width="0.028cm" svg:stroke-color="#2e006f" draw:marker-start-width="0.242cm" draw:marker-end-width="0.242cm" draw:fill-color="#ecdda4" draw:textarea-horizontal-align="justify" draw:textarea-vertical-align="middle" draw:auto-grow-height="false" fo:min-height="5.894cm" fo:min-width="6.155cm" fo:padding-top="0.139cm" fo:padding-bottom="0.139cm" fo:padding-left="0.264cm" fo:padding-right="0.264cm"/>
      <style:paragraph-properties style:writing-mode="lr-tb"/>
    </style:style>
    <style:style style:name="gr10" style:family="graphic" style:parent-style-name="standard">
      <style:graphic-properties draw:stroke="solid" svg:stroke-width="0.028cm" svg:stroke-color="#2e006f" draw:marker-start-width="0.242cm" draw:marker-end-width="0.242cm" draw:fill-color="#ecdda4" draw:textarea-horizontal-align="justify" draw:textarea-vertical-align="middle" draw:auto-grow-height="false" fo:min-height="5.894cm" fo:min-width="6.155cm" fo:padding-top="0.139cm" fo:padding-bottom="0.139cm" fo:padding-left="0.264cm" fo:padding-right="0.264cm"/>
      <style:paragraph-properties style:writing-mode="lr-tb"/>
    </style:style>
    <style:style style:name="gr11" style:family="graphic" style:parent-style-name="standard">
      <style:graphic-properties svg:stroke-width="0.028cm" svg:stroke-color="#2e006f" draw:marker-start-width="0.242cm" draw:marker-end-width="0.242cm" draw:fill-color="#ab97fd" draw:textarea-horizontal-align="justify" draw:textarea-vertical-align="middle" draw:auto-grow-height="false" fo:min-height="1.031cm" fo:min-width="2.636cm" fo:padding-top="0.139cm" fo:padding-bottom="0.139cm" fo:padding-left="0.264cm" fo:padding-right="0.26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4cm" fo:min-width="8.23cm"/>
      <style:paragraph-properties style:writing-mode="lr-tb"/>
    </style:style>
    <style:style style:name="gr13" style:family="graphic" style:parent-style-name="standard">
      <style:graphic-properties draw:fill-color="#e4a82f" draw:textarea-horizontal-align="justify" draw:textarea-vertical-align="middle" draw:auto-grow-height="false" fo:min-height="1.198cm" fo:min-width="0.949cm"/>
    </style:style>
    <style:style style:name="gr14" style:family="graphic" style:parent-style-name="standard">
      <style:graphic-properties draw:fill-color="#e4a82f" draw:textarea-horizontal-align="justify" draw:textarea-vertical-align="middle" draw:auto-grow-height="false" fo:min-height="1.199cm" fo:min-width="0.949cm"/>
    </style:style>
    <style:style style:name="gr15" style:family="graphic" style:parent-style-name="standard">
      <style:graphic-properties draw:fill-color="#e4a82f" draw:textarea-horizontal-align="justify" draw:textarea-vertical-align="middle" draw:auto-grow-height="false" fo:min-height="1.199cm" fo:min-width="0.948cm"/>
    </style:style>
    <style:style style:name="gr16" style:family="graphic" style:parent-style-name="standard">
      <style:graphic-properties draw:fill-color="#e4a82f" draw:textarea-horizontal-align="justify" draw:textarea-vertical-align="middle" draw:auto-grow-height="false" fo:min-height="1.198cm" fo:min-width="0.94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4cm" fo:min-width="10.876cm"/>
      <style:paragraph-properties style:writing-mode="lr-tb"/>
    </style:style>
    <style:style style:name="P1" style:family="paragraph">
      <style:paragraph-properties fo:margin-top="0cm" fo:margin-bottom="0.914cm" fo:text-align="center" style:writing-mode="lr-tb"/>
      <style:text-properties fo:color="#2e006f" loext:opacity="100%" style:font-name="Century Gothic" fo:font-size="32pt" fo:font-weight="bold" style:font-size-asian="20pt" style:font-size-complex="20pt"/>
    </style:style>
    <style:style style:name="P2" style:family="paragraph">
      <loext:graphic-properties draw:fill-color="#ffffff"/>
      <style:paragraph-properties fo:margin-top="0cm" fo:margin-bottom="0.914cm" fo:text-align="center" style:writing-mode="lr-tb"/>
      <style:text-properties fo:color="#2e006f" loext:opacity="100%" style:font-name="Century Gothic" fo:font-size="32pt" fo:font-weight="bold" style:font-size-asian="20pt" style:font-size-complex="20pt"/>
    </style:style>
    <style:style style:name="P3" style:family="paragraph">
      <loext:graphic-properties draw:fill-color="#b7b3ca"/>
      <style:paragraph-properties fo:margin-top="0cm" fo:margin-bottom="0.914cm" fo:text-align="center" style:writing-mode="lr-tb"/>
      <style:text-properties fo:color="#2e006f" loext:opacity="100%" style:font-name="Century Gothic" fo:font-size="32pt" fo:font-weight="bold" style:font-size-asian="20pt" style:font-size-complex="20pt"/>
    </style:style>
    <style:style style:name="P4" style:family="paragraph">
      <loext:graphic-properties draw:fill="none"/>
      <style:paragraph-properties fo:margin-top="0cm" fo:margin-bottom="0.914cm" fo:text-align="center"/>
      <style:text-properties fo:color="#2e006f" loext:opacity="100%" style:font-name="Century Gothic" fo:font-size="32pt" fo:font-weight="bold"/>
    </style:style>
    <style:style style:name="P5" style:family="paragraph">
      <style:paragraph-properties fo:margin-top="0cm" fo:margin-bottom="0.914cm"/>
      <style:text-properties fo:color="#2e006f" loext:opacity="100%" style:font-name="Century Gothic" fo:font-size="36pt" fo:font-weight="bold" style:font-size-asian="36pt" style:font-size-complex="36pt"/>
    </style:style>
    <style:style style:name="P6" style:family="paragraph">
      <loext:graphic-properties draw:fill="none" draw:fill-color="#ffffff"/>
      <style:paragraph-properties fo:margin-top="0cm" fo:margin-bottom="0.914cm" style:writing-mode="lr-tb"/>
      <style:text-properties fo:color="#2e006f" loext:opacity="100%" style:font-name="Century Gothic" fo:font-size="36pt" fo:font-weight="bold" style:font-size-asian="36pt" style:font-size-complex="36pt"/>
    </style:style>
    <style:style style:name="P7" style:family="paragraph">
      <loext:graphic-properties draw:fill-color="#a4f7fd"/>
      <style:paragraph-properties fo:margin-top="0cm" fo:margin-bottom="0.914cm" fo:text-align="center" style:writing-mode="lr-tb"/>
      <style:text-properties fo:color="#2e006f" loext:opacity="100%" style:font-name="Century Gothic" fo:font-size="32pt" fo:font-weight="bold" style:font-size-asian="20pt" style:font-size-complex="20pt"/>
    </style:style>
    <style:style style:name="P8" style:family="paragraph">
      <style:paragraph-properties fo:margin-top="0cm" fo:margin-bottom="0.914cm" fo:text-align="center" style:writing-mode="lr-tb"/>
      <style:text-properties fo:color="#2e006f" loext:opacity="100%" style:font-name="Century Gothic" fo:font-size="32pt" fo:font-weight="bold" style:font-size-asian="22pt" style:font-size-complex="22pt"/>
    </style:style>
    <style:style style:name="P9" style:family="paragraph">
      <loext:graphic-properties draw:fill-color="#ecdda4"/>
      <style:paragraph-properties fo:margin-top="0cm" fo:margin-bottom="0.914cm" fo:text-align="center" style:writing-mode="lr-tb"/>
      <style:text-properties fo:color="#2e006f" loext:opacity="100%" style:font-name="Century Gothic" fo:font-size="32pt" fo:font-weight="bold" style:font-size-asian="22pt" style:font-size-complex="22pt"/>
    </style:style>
    <style:style style:name="P10" style:family="paragraph">
      <style:paragraph-properties fo:margin-top="0cm" fo:margin-bottom="0.914cm" fo:text-align="center" style:writing-mode="lr-tb"/>
      <style:text-properties fo:color="#2e006f" loext:opacity="100%" style:font-name="Century Gothic" fo:font-size="32pt" fo:font-weight="bold"/>
    </style:style>
    <style:style style:name="P11" style:family="paragraph">
      <loext:graphic-properties draw:fill-color="#a4f7fd"/>
      <style:paragraph-properties fo:margin-top="0cm" fo:margin-bottom="0.914cm" fo:text-align="center" style:writing-mode="lr-tb"/>
      <style:text-properties fo:color="#2e006f" loext:opacity="100%" style:font-name="Century Gothic" fo:font-size="32pt" fo:font-weight="bold"/>
    </style:style>
    <style:style style:name="P12" style:family="paragraph">
      <loext:graphic-properties draw:fill-color="#ab97fd"/>
      <style:paragraph-properties fo:margin-top="0cm" fo:margin-bottom="0.914cm" fo:text-align="center"/>
      <style:text-properties fo:color="#2e006f" loext:opacity="100%" style:font-name="Century Gothic" fo:font-size="32pt" fo:font-weight="bold"/>
    </style:style>
    <style:style style:name="P13" style:family="paragraph">
      <loext:graphic-properties draw:fill-color="#e4a82f"/>
      <style:paragraph-properties fo:margin-top="0cm" fo:margin-bottom="0.914cm" fo:text-align="center"/>
      <style:text-properties fo:color="#2e006f" loext:opacity="100%" style:font-name="Century Gothic" fo:font-size="32pt" fo:font-weight="bold"/>
    </style:style>
    <style:style style:name="P14" style:family="paragraph">
      <style:paragraph-properties fo:margin-top="0cm" fo:margin-bottom="0.914cm"/>
      <style:text-properties fo:color="#2e006f" loext:opacity="100%" style:font-name="Century Gothic" fo:font-size="32pt" fo:font-weight="bold"/>
    </style:style>
    <style:style style:name="P15" style:family="paragraph">
      <loext:graphic-properties draw:fill="none" draw:fill-color="#ffffff"/>
      <style:paragraph-properties fo:margin-top="0cm" fo:margin-bottom="0.914cm" style:writing-mode="lr-tb"/>
      <style:text-properties fo:color="#2e006f" loext:opacity="100%" style:font-name="Century Gothic" fo:font-size="32pt" fo:font-weight="bold" style:font-size-asian="22pt" style:font-size-complex="22pt"/>
    </style:style>
    <style:style style:name="T1" style:family="text">
      <style:text-properties style:font-size-asian="20pt" style:font-size-complex="2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912cm" svg:height="9.676cm" svg:x="2.212cm" svg:y="1.735cm">
          <text:p text:style-name="P1"><text:span text:style-name="T1">Localhos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17cm" svg:height="5.12cm" svg:x="5.57cm" svg:y="4.184cm">
          <text:p text:style-name="P1"><text:span text:style-name="T1">Spark 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.2cm" svg:y1="12.376cm" svg:x2="39.1cm" svg:y2="12.43cm">
          <text:p/>
        </draw:line>
        <draw:frame draw:style-name="gr4" draw:text-style-name="P6" draw:layer="layout" svg:width="7.792cm" svg:height="1.809cm" svg:x="17.849cm" svg:y="5.966cm">
          <draw:text-box>
            <text:p text:style-name="P5"><text:span text:style-name="T2">Local Mode</text:span></text:p>
          </draw:text-box>
        </draw:frame>
        <draw:custom-shape draw:style-name="gr5" draw:text-style-name="P7" draw:layer="layout" svg:width="7.171cm" svg:height="5.121cm" svg:x="2.498cm" svg:y="18.744cm">
          <text:p text:style-name="P1"><text:span text:style-name="T1">Spark 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6.655cm" svg:height="6.145cm" svg:x="15.889cm" svg:y="18.006cm">
          <text:p text:style-name="P8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7.17cm" svg:height="5.12cm" svg:x="5.571cm" svg:y="4.184cm">
          <text:p text:style-name="P10">Spark She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6.655cm" svg:height="6.143cm" svg:x="24.48cm" svg:y="14.063cm">
          <text:p text:style-name="P8"><text:span text:style-name="T3">Worker 1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655cm" svg:height="6.144cm" svg:x="32.71cm" svg:y="13.911cm">
          <text:p text:style-name="P8"><text:span text:style-name="T3">Worker 2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6.655cm" svg:height="6.144cm" svg:x="24.517cm" svg:y="21.592cm">
          <text:p text:style-name="P8"><text:span text:style-name="T3">Worker 3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655cm" svg:height="6.144cm" svg:x="32.71cm" svg:y="21.592cm">
          <text:p text:style-name="P8"><text:span text:style-name="T3">Worker 4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584cm" svg:height="2.561cm" svg:x="10.88cm" svg:y="20.0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6" draw:layer="layout" svg:width="8.73cm" svg:height="1.809cm" svg:x="2.35cm" svg:y="14.049cm">
          <draw:text-box>
            <text:p text:style-name="P5"><text:span text:style-name="T2">Cluster Mode</text:span></text:p>
          </draw:text-box>
        </draw:frame>
        <draw:custom-shape draw:style-name="gr13" draw:text-style-name="P13" draw:layer="layout" svg:width="2.049cm" svg:height="2.048cm" svg:x="10.691cm" svg:y="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2.047cm" svg:height="2.047cm" svg:x="26.864cm" svg:y="14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2.048cm" svg:height="2.047cm" svg:x="35.056cm" svg:y="14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2.049cm" svg:height="2.049cm" svg:x="26.891cm" svg:y="21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2.048cm" svg:height="2.049cm" svg:x="35.056cm" svg:y="21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2.048cm" svg:height="2.048cm" svg:x="26.152cm" svg:y="1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5" draw:layer="layout" svg:width="11.376cm" svg:height="1.804cm" svg:x="28.5cm" svg:y="2.059cm">
          <draw:text-box>
            <text:p text:style-name="P14"><text:span text:style-name="T3">Compute proces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1-24T00:35:37.145861315</meta:creation-date>
    <dc:date>2021-05-09T18:39:42.072204150</dc:date>
    <meta:editing-duration>PT19M12S</meta:editing-duration>
    <meta:editing-cycles>3</meta:editing-cycles>
    <meta:generator>LibreOffice/7.1.2.2$MacOSX_X86_64 LibreOffice_project/8a45595d069ef5570103caea1b71cc9d82b2aae4</meta:generator>
    <meta:document-statistic meta:object-count="20"/>
  </office:meta>
</office:document-meta>
</file>